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83caff"/>
      <style:text-properties style:font-name="Arial"/>
    </style:style>
    <style:style style:name="ce16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ackground-color="#ffff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c0c0c0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Default" style:data-style-name="N0"/>
    <style:style style:name="ce173" style:family="table-cell" style:parent-style-name="Default" style:data-style-name="N11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fo:background-color="#ff9999"/>
    </style:style>
    <style:style style:name="ce175" style:family="table-cell" style:parent-style-name="Default" style:data-style-name="N11">
      <style:table-cell-properties fo:background-color="#99ff66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99ff66"/>
    </style:style>
    <style:style style:name="ce183" style:family="table-cell" style:parent-style-name="Default">
      <style:table-cell-properties fo:background-color="#ff9999"/>
    </style:style>
    <style:style style:name="ce184" style:family="table-cell" style:parent-style-name="Default">
      <style:table-cell-properties fo:background-color="#ffcc00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ext-properties fo:font-weight="normal" style:font-weight-asian="normal" style:font-weight-complex="normal"/>
    </style:style>
    <style:style style:name="ce18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3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9" office:value-type="string" calcext:value-type="string">
            <text:p>Reference</text:p>
          </table:table-cell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0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5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9 Ahrons</text:p>
          </table:table-cell>
          <table:table-cell table:style-name="ce24" table:number-columns-repeated="1004"/>
          <table:table-cell table:style-name="ce16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5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8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8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8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8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5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76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5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8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p. 93 Ahrons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5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8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8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8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8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5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1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5" office:value-type="float" office:value="37" calcext:value-type="float">
            <text:p>37</text:p>
          </table:table-cell>
          <table:table-cell table:style-name="ce99" table:formula="of:=([.G40]/2.5)*0.7457" office:value-type="float" office:value="364.736784" calcext:value-type="float">
            <text:p>365</text:p>
          </table:table-cell>
          <table:table-cell table:style-name="ce109" table:formula="of:=MIN(([.F40]*[.N40])*[.M40]*[.O40];[.K40])" office:value-type="float" office:value="205.911719768447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14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7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8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89</text:p>
          </table:table-cell>
          <table:table-cell table:style-name="ce26" table:number-columns-repeated="1004"/>
          <table:table-cell table:style-name="ce169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5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5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1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72]/2.5)*0.7457" office:value-type="float" office:value="320.531688" calcext:value-type="float">
            <text:p>321</text:p>
          </table:table-cell>
          <table:table-cell table:style-name="ce109" table:formula="of:=MIN(([.F72]*[.N72])*[.M72]*[.O72];[.K72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9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8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8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8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92]/2.5)*0.7457" office:value-type="float" office:value="320.651" calcext:value-type="float">
            <text:p>321</text:p>
          </table:table-cell>
          <table:table-cell table:style-name="ce109" table:formula="of:=MIN(([.F92]*[.N92])*[.M92]*[.O92];[.K92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5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5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1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0" calcext:value-type="float">
            <text:p>100</text:p>
          </table:table-cell>
          <table:table-cell table:style-name="ce99" table:formula="of:=([.G123]/2.5)*0.7457" office:value-type="float" office:value="318.56304" calcext:value-type="float">
            <text:p>319</text:p>
          </table:table-cell>
          <table:table-cell table:style-name="ce109" table:formula="of:=MIN(([.F123]*[.N123])*[.M123]*[.O123];[.K123])" office:value-type="float" office:value="251.527808010699" calcext:value-type="float">
            <text:p>25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4]/2.5)*0.7457" office:value-type="float" office:value="307.2284" calcext:value-type="float">
            <text:p>307</text:p>
          </table:table-cell>
          <table:table-cell table:style-name="ce109" table:formula="of:=MIN(([.F124]*[.N124])*[.M124]*[.O124];[.K124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5]/2.5)*0.7457" office:value-type="float" office:value="341.5306" calcext:value-type="float">
            <text:p>342</text:p>
          </table:table-cell>
          <table:table-cell table:style-name="ce109" table:formula="of:=MIN(([.F125]*[.N125])*[.M125]*[.O125];[.K125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6]/2.5)*0.7457" office:value-type="float" office:value="373.74484" calcext:value-type="float">
            <text:p>374</text:p>
          </table:table-cell>
          <table:table-cell table:style-name="ce109" table:formula="of:=MIN(([.F126]*[.N126])*[.M126]*[.O126];[.K126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7]/2.5)*0.7457" office:value-type="float" office:value="377.3242" calcext:value-type="float">
            <text:p>377</text:p>
          </table:table-cell>
          <table:table-cell table:style-name="ce109" table:formula="of:=MIN(([.F127]*[.N127])*[.M127]*[.O127];[.K127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8]/2.5)*0.7457" office:value-type="float" office:value="429.5232" calcext:value-type="float">
            <text:p>430</text:p>
          </table:table-cell>
          <table:table-cell table:style-name="ce105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9]/2.5)*0.7457" office:value-type="float" office:value="317.6682" calcext:value-type="float">
            <text:p>318</text:p>
          </table:table-cell>
          <table:table-cell table:style-name="ce109" table:formula="of:=MIN(([.F129]*[.N129])*[.M129]*[.O129];[.K129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9" table:formula="of:=([.G130]/2.5)*0.7457" office:value-type="float" office:value="447.42" calcext:value-type="float">
            <text:p>447</text:p>
          </table:table-cell>
          <table:table-cell table:style-name="ce109" table:formula="of:=MIN(([.F130]*[.N130])*[.M130]*[.O130];[.K130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31]/2.5)*0.7457" office:value-type="float" office:value="487.6878" calcext:value-type="float">
            <text:p>488</text:p>
          </table:table-cell>
          <table:table-cell table:style-name="ce109" table:formula="of:=MIN(([.F131]*[.N131])*[.M131]*[.O131];[.K131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2]/2.5)*0.7457" office:value-type="float" office:value="486.1964" calcext:value-type="float">
            <text:p>486</text:p>
          </table:table-cell>
          <table:table-cell table:style-name="ce109" table:formula="of:=MIN(([.F132]*[.N132])*[.M132]*[.O132];[.K132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3]/2.5)*0.7457" office:value-type="float" office:value="307.735476" calcext:value-type="float">
            <text:p>308</text:p>
          </table:table-cell>
          <table:table-cell table:style-name="ce109" table:formula="of:=MIN(([.F133]*[.N133])*[.M133]*[.O133];[.K133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30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4]/2.5)*0.7457" office:value-type="float" office:value="362.4102" calcext:value-type="float">
            <text:p>362</text:p>
          </table:table-cell>
          <table:table-cell table:style-name="ce109" table:formula="of:=MIN(([.F134]*[.N134])*[.M134]*[.O134];[.K134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5]/2.5)*0.7457" office:value-type="float" office:value="456.3684" calcext:value-type="float">
            <text:p>456</text:p>
          </table:table-cell>
          <table:table-cell table:style-name="ce109" table:formula="of:=MIN(([.F135]*[.N135])*[.M135]*[.O135];[.K135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6]/2.5)*0.7457" office:value-type="float" office:value="311.7026" calcext:value-type="float">
            <text:p>312</text:p>
          </table:table-cell>
          <table:table-cell table:style-name="ce109" table:formula="of:=MIN(([.F136]*[.N136])*[.M136]*[.O136];[.K136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04" calcext:value-type="float">
            <text:p>104</text:p>
          </table:table-cell>
          <table:table-cell table:style-name="ce98" table:formula="of:=([.G137]/2.5)*0.7457" office:value-type="float" office:value="523.4814" calcext:value-type="float">
            <text:p>52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1" office:value-type="float" office:value="72" calcext:value-type="float">
            <text:p>72</text:p>
          </table:table-cell>
          <table:table-cell table:style-name="ce98" table:formula="of:=([.G138]/2.5)*0.7457" office:value-type="float" office:value="343.022" calcext:value-type="float">
            <text:p>343</text:p>
          </table:table-cell>
          <table:table-cell table:style-name="ce109" table:formula="of:=MIN(([.F138]*[.N138])*[.M138]*[.O138];[.K138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36" calcext:value-type="float">
            <text:p>136</text:p>
          </table:table-cell>
          <table:table-cell table:style-name="ce98" table:formula="of:=([.G139]/2.5)*0.7457" office:value-type="float" office:value="432.506" calcext:value-type="float">
            <text:p>433</text:p>
          </table:table-cell>
          <table:table-cell table:style-name="ce109" table:formula="of:=MIN(([.F139]*[.N139])*[.M139]*[.O139];[.K139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8" calcext:value-type="float">
            <text:p>88</text:p>
          </table:table-cell>
          <table:table-cell table:style-name="ce99" table:formula="of:=([.G140]/2.5)*0.7457" office:value-type="float" office:value="354.9532" calcext:value-type="float">
            <text:p>355</text:p>
          </table:table-cell>
          <table:table-cell table:style-name="ce109" table:formula="of:=MIN(([.F140]*[.N140])*[.M140]*[.O140];[.K140])" office:value-type="float" office:value="246.599431552939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1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86" calcext:value-type="float">
            <text:p>86</text:p>
          </table:table-cell>
          <table:table-cell table:style-name="ce99" table:formula="of:=([.G141]/2.5)*0.7457" office:value-type="float" office:value="512.981944" calcext:value-type="float">
            <text:p>513</text:p>
          </table:table-cell>
          <table:table-cell table:style-name="ce109" table:formula="of:=MIN(([.F141]*[.N141])*[.M141]*[.O141];[.K141])" office:value-type="float" office:value="349.364140120091" calcext:value-type="float">
            <text:p>3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42]/2.5)*0.7457" office:value-type="float" office:value="542.8696" calcext:value-type="float">
            <text:p>543</text:p>
          </table:table-cell>
          <table:table-cell table:style-name="ce105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8" table:formula="of:=([.G143]/2.5)*0.7457" office:value-type="float" office:value="739.7344" calcext:value-type="float">
            <text:p>740</text:p>
          </table:table-cell>
          <table:table-cell table:style-name="ce109" table:formula="of:=MIN(([.F143]*[.N143])*[.M143]*[.O143];[.K143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4]/2.5)*0.7457" office:value-type="float" office:value="639.8106" calcext:value-type="float">
            <text:p>640</text:p>
          </table:table-cell>
          <table:table-cell table:style-name="ce109" table:formula="of:=MIN(([.F144]*[.N144])*[.M144]*[.O144];[.K144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5]/2.5)*0.7457" office:value-type="float" office:value="355.84804" calcext:value-type="float">
            <text:p>356</text:p>
          </table:table-cell>
          <table:table-cell table:style-name="ce109" table:formula="of:=MIN(([.F145]*[.N145])*[.M145]*[.O145];[.K145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6]/2.5)*0.7457" office:value-type="float" office:value="311.7026" calcext:value-type="float">
            <text:p>312</text:p>
          </table:table-cell>
          <table:table-cell table:style-name="ce109" table:formula="of:=MIN(([.F146]*[.N146])*[.M146]*[.O146];[.K146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7]/2.5)*0.7457" office:value-type="float" office:value="426.510572" calcext:value-type="float">
            <text:p>427</text:p>
          </table:table-cell>
          <table:table-cell table:style-name="ce109" table:formula="of:=MIN(([.F147]*[.N147])*[.M147]*[.O147];[.K147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8]/2.5)*0.7457" office:value-type="float" office:value="298.28" calcext:value-type="float">
            <text:p>298</text:p>
          </table:table-cell>
          <table:table-cell table:style-name="ce109" table:formula="of:=MIN(([.F148]*[.N148])*[.M148]*[.O148];[.K148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S11</text:p>
          </table:table-cell>
          <table:table-cell table:style-name="ce40" office:value-type="string" calcext:value-type="string">
            <text:p>4-4-0</text:p>
          </table:table-cell>
          <table:table-cell table:style-name="ce29" table:formula="of:=(6*12)+1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49]/[.F149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5" calcext:value-type="float">
            <text:p>85</text:p>
          </table:table-cell>
          <table:table-cell table:style-name="ce100" table:formula="of:=([.G149]/2.5)*0.7457" office:value-type="float" office:value="462.334" calcext:value-type="float">
            <text:p>462</text:p>
          </table:table-cell>
          <table:table-cell table:style-name="ce110" table:formula="of:=MIN(([.F149]*[.N149])*[.M149]*[.O149];[.K149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L11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335" calcext:value-type="float">
            <text:p>1335</text:p>
          </table:table-cell>
          <table:table-cell table:style-name="ce72" table:formula="of:=[.G150]/[.F150]" office:value-type="float" office:value="55.625" calcext:value-type="float">
            <text:p>55.63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50]/2.5)*0.7457" office:value-type="float" office:value="398.2038" calcext:value-type="float">
            <text:p>398</text:p>
          </table:table-cell>
          <table:table-cell table:style-name="ce110" table:formula="of:=MIN(([.F150]*[.N150])*[.M150]*[.O150];[.K150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51]/2.5)*0.7457" office:value-type="float" office:value="639.8106" calcext:value-type="float">
            <text:p>640</text:p>
          </table:table-cell>
          <table:table-cell table:style-name="ce109" table:formula="of:=MIN(([.F151]*[.N151])*[.M151]*[.O151];[.K151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52]/2.5)*0.7457" office:value-type="float" office:value="542.8696" calcext:value-type="float">
            <text:p>543</text:p>
          </table:table-cell>
          <table:table-cell table:style-name="ce109" table:formula="of:=MIN(([.F152]*[.N152])*[.M152]*[.O152];[.K152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70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53]/2.5)*0.7457" office:value-type="float" office:value="596.56" calcext:value-type="float">
            <text:p>597</text:p>
          </table:table-cell>
          <table:table-cell table:style-name="ce105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1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1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54]/2.5)*0.7457" office:value-type="float" office:value="361.21708" calcext:value-type="float">
            <text:p>361</text:p>
          </table:table-cell>
          <table:table-cell table:style-name="ce109" table:formula="of:=MIN(([.F154]*[.N154])*[.M154]*[.O154];[.K154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4" calcext:value-type="float">
            <text:p>1904</text:p>
          </table:table-cell>
          <table:table-cell table:style-name="ce29" office:value-type="string" calcext:value-type="string">
            <text:p>LSWR L12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55]/[.F155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79" calcext:value-type="float">
            <text:p>79</text:p>
          </table:table-cell>
          <table:table-cell table:style-name="ce100" table:formula="of:=([.G155]/2.5)*0.7457" office:value-type="float" office:value="462.334" calcext:value-type="float">
            <text:p>462</text:p>
          </table:table-cell>
          <table:table-cell table:style-name="ce110" table:formula="of:=MIN(([.F155]*[.N155])*[.M155]*[.O155];[.K155])" office:value-type="float" office:value="302.565634093616" calcext:value-type="float">
            <text:p>3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1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6]/2.5)*0.7457" office:value-type="float" office:value="706.9236" calcext:value-type="float">
            <text:p>707</text:p>
          </table:table-cell>
          <table:table-cell table:style-name="ce109" table:formula="of:=MIN(([.F156]*[.N156])*[.M156]*[.O156];[.K156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1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7]/2.5)*0.7457" office:value-type="float" office:value="608.4912" calcext:value-type="float">
            <text:p>608</text:p>
          </table:table-cell>
          <table:table-cell table:style-name="ce109" table:formula="of:=MIN(([.F157]*[.N157])*[.M157]*[.O157];[.K157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1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8]/2.5)*0.7457" office:value-type="float" office:value="439.36644" calcext:value-type="float">
            <text:p>439</text:p>
          </table:table-cell>
          <table:table-cell table:style-name="ce109" table:formula="of:=MIN(([.F158]*[.N158])*[.M158]*[.O158];[.K158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1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9]/2.5)*0.7457" office:value-type="float" office:value="596.56" calcext:value-type="float">
            <text:p>597</text:p>
          </table:table-cell>
          <table:table-cell table:style-name="ce109" table:formula="of:=MIN(([.F159]*[.N159])*[.M159]*[.O159];[.K159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1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60]/2.5)*0.7457" office:value-type="float" office:value="592.026144" calcext:value-type="float">
            <text:p>592</text:p>
          </table:table-cell>
          <table:table-cell table:style-name="ce109" table:formula="of:=MIN(([.F160]*[.N160])*[.M160]*[.O160];[.K160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1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1]/2.5)*0.7457" office:value-type="float" office:value="639.8106" calcext:value-type="float">
            <text:p>640</text:p>
          </table:table-cell>
          <table:table-cell table:style-name="ce109" table:formula="of:=MIN(([.F161]*[.N161])*[.M161]*[.O161];[.K161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1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62]/2.5)*0.7457" office:value-type="float" office:value="397.01068" calcext:value-type="float">
            <text:p>397</text:p>
          </table:table-cell>
          <table:table-cell table:style-name="ce109" table:formula="of:=MIN(([.F162]*[.N162])*[.M162]*[.O162];[.K162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1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63]/2.5)*0.7457" office:value-type="float" office:value="384.7812" calcext:value-type="float">
            <text:p>385</text:p>
          </table:table-cell>
          <table:table-cell table:style-name="ce109" table:formula="of:=MIN(([.F163]*[.N163])*[.M163]*[.O163];[.K163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1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64]/2.5)*0.7457" office:value-type="float" office:value="371.65688" calcext:value-type="float">
            <text:p>372</text:p>
          </table:table-cell>
          <table:table-cell table:style-name="ce109" table:formula="of:=MIN(([.F164]*[.N164])*[.M164]*[.O164];[.K164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1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65]/2.5)*0.7457" office:value-type="float" office:value="432.506" calcext:value-type="float">
            <text:p>433</text:p>
          </table:table-cell>
          <table:table-cell table:style-name="ce109" table:formula="of:=MIN(([.F165]*[.N165])*[.M165]*[.O165];[.K165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1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6]/2.5)*0.7457" office:value-type="float" office:value="387.764" calcext:value-type="float">
            <text:p>388</text:p>
          </table:table-cell>
          <table:table-cell table:style-name="ce109" table:formula="of:=MIN(([.F166]*[.N166])*[.M166]*[.O166];[.K166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1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7]/2.5)*0.7457" office:value-type="float" office:value="187.31984" calcext:value-type="float">
            <text:p>187</text:p>
          </table:table-cell>
          <table:table-cell table:style-name="ce109" table:formula="of:=MIN(([.F167]*[.N167])*[.M167]*[.O167];[.K167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1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8]/2.5)*0.7457" office:value-type="float" office:value="334.0736" calcext:value-type="float">
            <text:p>334</text:p>
          </table:table-cell>
          <table:table-cell table:style-name="ce109" table:formula="of:=MIN(([.F168]*[.N168])*[.M168]*[.O168];[.K168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1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9]/2.5)*0.7457" office:value-type="float" office:value="755.54324" calcext:value-type="float">
            <text:p>756</text:p>
          </table:table-cell>
          <table:table-cell table:style-name="ce109" table:formula="of:=MIN(([.F169]*[.N169])*[.M169]*[.O169];[.K169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70]/2.5)*0.7457" office:value-type="float" office:value="368.3758" calcext:value-type="float">
            <text:p>368</text:p>
          </table:table-cell>
          <table:table-cell table:style-name="ce109" table:formula="of:=MIN(([.F170]*[.N170])*[.M170]*[.O170];[.K170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1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71]/2.5)*0.7457" office:value-type="float" office:value="548.8352" calcext:value-type="float">
            <text:p>549</text:p>
          </table:table-cell>
          <table:table-cell table:style-name="ce109" table:formula="of:=MIN(([.F171]*[.N171])*[.M171]*[.O171];[.K171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1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72]/2.5)*0.7457" office:value-type="float" office:value="459.3512" calcext:value-type="float">
            <text:p>459</text:p>
          </table:table-cell>
          <table:table-cell table:style-name="ce109" table:formula="of:=MIN(([.F172]*[.N172])*[.M172]*[.O172];[.K172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1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73]/2.5)*0.7457" office:value-type="float" office:value="212.67364" calcext:value-type="float">
            <text:p>213</text:p>
          </table:table-cell>
          <table:table-cell table:style-name="ce109" table:formula="of:=MIN(([.F173]*[.N173])*[.M173]*[.O173];[.K173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1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20" calcext:value-type="float">
            <text:p>20</text:p>
          </table:table-cell>
          <table:table-cell table:style-name="ce98" table:formula="of:=([.G174]/2.5)*0.7457" office:value-type="float" office:value="198.50534" calcext:value-type="float">
            <text:p>199</text:p>
          </table:table-cell>
          <table:table-cell table:style-name="ce109" table:formula="of:=MIN(([.F174]*[.N174])*[.M174]*[.O174];[.K174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1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175]/2.5)*0.7457" office:value-type="float" office:value="473.07208" calcext:value-type="float">
            <text:p>473</text:p>
          </table:table-cell>
          <table:table-cell table:style-name="ce109" table:formula="of:=MIN(([.F175]*[.N175])*[.M175]*[.O175];[.K175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1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2" calcext:value-type="float">
            <text:p>102</text:p>
          </table:table-cell>
          <table:table-cell table:style-name="ce98" table:formula="of:=([.G176]/2.5)*0.7457" office:value-type="float" office:value="397.75638" calcext:value-type="float">
            <text:p>398</text:p>
          </table:table-cell>
          <table:table-cell table:style-name="ce109" table:formula="of:=MIN(([.F176]*[.N176])*[.M176]*[.O176];[.K176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1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2" calcext:value-type="float">
            <text:p>92</text:p>
          </table:table-cell>
          <table:table-cell table:style-name="ce98" table:formula="of:=([.G177]/2.5)*0.7457" office:value-type="float" office:value="611.474" calcext:value-type="float">
            <text:p>611</text:p>
          </table:table-cell>
          <table:table-cell table:style-name="ce109" table:formula="of:=MIN(([.F177]*[.N177])*[.M177]*[.O177];[.K177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1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97" calcext:value-type="float">
            <text:p>97</text:p>
          </table:table-cell>
          <table:table-cell table:style-name="ce98" table:formula="of:=([.G178]/2.5)*0.7457" office:value-type="float" office:value="469.791" calcext:value-type="float">
            <text:p>470</text:p>
          </table:table-cell>
          <table:table-cell table:style-name="ce109" table:formula="of:=MIN(([.F178]*[.N178])*[.M178]*[.O178];[.K178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1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72" calcext:value-type="float">
            <text:p>72</text:p>
          </table:table-cell>
          <table:table-cell table:style-name="ce99" table:formula="of:=([.G179]/2.5)*0.7457" office:value-type="float" office:value="336.75812" calcext:value-type="float">
            <text:p>337</text:p>
          </table:table-cell>
          <table:table-cell table:style-name="ce109" table:formula="of:=MIN(([.F179]*[.N179])*[.M179]*[.O179];[.K179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1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180]/2.5)*0.7457" office:value-type="float" office:value="145.85892" calcext:value-type="float">
            <text:p>146</text:p>
          </table:table-cell>
          <table:table-cell table:style-name="ce109" table:formula="of:=MIN(([.F180]*[.N180])*[.M180]*[.O180];[.K180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1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9" calcext:value-type="float">
            <text:p>109</text:p>
          </table:table-cell>
          <table:table-cell table:style-name="ce98" table:formula="of:=([.G181]/2.5)*0.7457" office:value-type="float" office:value="346.0048" calcext:value-type="float">
            <text:p>346</text:p>
          </table:table-cell>
          <table:table-cell table:style-name="ce109" table:formula="of:=MIN(([.F181]*[.N181])*[.M181]*[.O181];[.K181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1" calcext:value-type="float">
            <text:p>1911</text:p>
          </table:table-cell>
          <table:table-cell table:style-name="ce29" office:value-type="string" calcext:value-type="string">
            <text:p>LSWR T14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2200" calcext:value-type="float">
            <text:p>2200</text:p>
          </table:table-cell>
          <table:table-cell table:style-name="ce72" table:formula="of:=[.G182]/[.F182]" office:value-type="float" office:value="69.8412698412698" calcext:value-type="float">
            <text:p>69.84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2" calcext:value-type="float">
            <text:p>112</text:p>
          </table:table-cell>
          <table:table-cell table:style-name="ce100" table:formula="of:=([.G182]/2.5)*0.7457" office:value-type="float" office:value="656.216" calcext:value-type="float">
            <text:p>656</text:p>
          </table:table-cell>
          <table:table-cell table:style-name="ce110" table:formula="of:=MIN(([.F182]*[.N182])*[.M182]*[.O182];[.K182])" office:value-type="float" office:value="362.735489634522" calcext:value-type="float">
            <text:p>3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3" calcext:value-type="float">
            <text:p>33.00</text:p>
          </table:table-cell>
          <table:table-cell table:style-name="ce123" office:value-type="percentage" office:value="0.043" calcext:value-type="percentage">
            <text:p>4.30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2" office:value-type="string" calcext:value-type="string">
            <text:p>Ahrons p. 334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1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114" calcext:value-type="float">
            <text:p>114</text:p>
          </table:table-cell>
          <table:table-cell table:style-name="ce98" table:formula="of:=([.G183]/2.5)*0.7457" office:value-type="float" office:value="527.9556" calcext:value-type="float">
            <text:p>528</text:p>
          </table:table-cell>
          <table:table-cell table:style-name="ce109" table:formula="of:=MIN(([.F183]*[.N183])*[.M183]*[.O183];[.K183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1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4" calcext:value-type="float">
            <text:p>84</text:p>
          </table:table-cell>
          <table:table-cell table:style-name="ce99" table:formula="of:=([.G184]/2.5)*0.7457" office:value-type="float" office:value="392.2382" calcext:value-type="float">
            <text:p>392</text:p>
          </table:table-cell>
          <table:table-cell table:style-name="ce109" table:formula="of:=MIN(([.F184]*[.N184])*[.M184]*[.O184];[.K184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65" calcext:value-type="float">
            <text:p>1065</text:p>
          </table:table-cell>
          <table:table-cell table:style-name="ce72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85]/2.5)*0.7457" office:value-type="float" office:value="317.6682" calcext:value-type="float">
            <text:p>318</text:p>
          </table:table-cell>
          <table:table-cell table:style-name="ce110" table:formula="of:=MIN(([.F185]*[.N185])*[.M185]*[.O185];[.K185])" office:value-type="float" office:value="317.6682" calcext:value-type="float">
            <text:p>318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4.5" calcext:value-type="float">
            <text:p>24.5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725" calcext:value-type="float">
            <text:p>1725</text:p>
          </table:table-cell>
          <table:table-cell table:style-name="ce72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9" calcext:value-type="float">
            <text:p>99</text:p>
          </table:table-cell>
          <table:table-cell table:style-name="ce100" table:formula="of:=([.G186]/2.5)*0.7457" office:value-type="float" office:value="514.533" calcext:value-type="float">
            <text:p>515</text:p>
          </table:table-cell>
          <table:table-cell table:style-name="ce110" table:formula="of:=MIN(([.F186]*[.N186])*[.M186]*[.O186];[.K186])" office:value-type="float" office:value="342.902794236333" calcext:value-type="float">
            <text:p>3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187]/2.5)*0.7457" office:value-type="float" office:value="385.97432" calcext:value-type="float">
            <text:p>386</text:p>
          </table:table-cell>
          <table:table-cell table:style-name="ce109" table:formula="of:=MIN(([.F187]*[.N187])*[.M187]*[.O187];[.K187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1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20" calcext:value-type="float">
            <text:p>120</text:p>
          </table:table-cell>
          <table:table-cell table:style-name="ce98" table:formula="of:=([.G188]/2.5)*0.7457" office:value-type="float" office:value="541.3782" calcext:value-type="float">
            <text:p>541</text:p>
          </table:table-cell>
          <table:table-cell table:style-name="ce109" table:formula="of:=MIN(([.F188]*[.N188])*[.M188]*[.O188];[.K188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1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99" table:formula="of:=([.G189]/2.5)*0.7457" office:value-type="float" office:value="394.02788" calcext:value-type="float">
            <text:p>394</text:p>
          </table:table-cell>
          <table:table-cell table:style-name="ce109" table:formula="of:=MIN(([.F189]*[.N189])*[.M189]*[.O189];[.K189])" office:value-type="float" office:value="394.02788" calcext:value-type="float">
            <text:p>3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1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5" calcext:value-type="float">
            <text:p>95</text:p>
          </table:table-cell>
          <table:table-cell table:style-name="ce99" table:formula="of:=([.G190]/2.5)*0.7457" office:value-type="float" office:value="328.108" calcext:value-type="float">
            <text:p>328</text:p>
          </table:table-cell>
          <table:table-cell table:style-name="ce109" table:formula="of:=MIN(([.F190]*[.N190])*[.M190]*[.O190];[.K190])" office:value-type="float" office:value="216.827641522724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1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08" calcext:value-type="float">
            <text:p>108</text:p>
          </table:table-cell>
          <table:table-cell table:style-name="ce98" table:formula="of:=([.G191]/2.5)*0.7457" office:value-type="float" office:value="503.19836" calcext:value-type="float">
            <text:p>503</text:p>
          </table:table-cell>
          <table:table-cell table:style-name="ce109" table:formula="of:=MIN(([.F191]*[.N191])*[.M191]*[.O191];[.K191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1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7" calcext:value-type="float">
            <text:p>117</text:p>
          </table:table-cell>
          <table:table-cell table:style-name="ce99" table:formula="of:=([.G192]/2.5)*0.7457" office:value-type="float" office:value="562.2578" calcext:value-type="float">
            <text:p>562</text:p>
          </table:table-cell>
          <table:table-cell table:style-name="ce109" table:formula="of:=MIN(([.F192]*[.N192])*[.M192]*[.O192];[.K192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93]/2.5)*0.7457" office:value-type="float" office:value="344.5134" calcext:value-type="float">
            <text:p>345</text:p>
          </table:table-cell>
          <table:table-cell table:style-name="ce110" table:formula="of:=MIN(([.F193]*[.N193])*[.M193]*[.O193];[.K193])" office:value-type="float" office:value="328.86" calcext:value-type="float">
            <text:p>329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1" calcext:value-type="float">
            <text:p>91</text:p>
          </table:table-cell>
          <table:table-cell table:style-name="ce98" table:formula="of:=([.G194]/2.5)*0.7457" office:value-type="float" office:value="351.9704" calcext:value-type="float">
            <text:p>352</text:p>
          </table:table-cell>
          <table:table-cell table:style-name="ce109" table:formula="of:=MIN(([.F194]*[.N194])*[.M194]*[.O194];[.K19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285" calcext:value-type="float">
            <text:p>1285</text:p>
          </table:table-cell>
          <table:table-cell table:style-name="ce72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89" calcext:value-type="float">
            <text:p>89</text:p>
          </table:table-cell>
          <table:table-cell table:style-name="ce100" table:formula="of:=([.G195]/2.5)*0.7457" office:value-type="float" office:value="383.2898" calcext:value-type="float">
            <text:p>383</text:p>
          </table:table-cell>
          <table:table-cell table:style-name="ce110" table:formula="of:=MIN(([.F195]*[.N195])*[.M195]*[.O195];[.K195])" office:value-type="float" office:value="370.5156" calcext:value-type="float">
            <text:p>371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6]/2.5)*0.7457" office:value-type="float" office:value="454.877" calcext:value-type="float">
            <text:p>455</text:p>
          </table:table-cell>
          <table:table-cell table:style-name="ce109" table:formula="of:=MIN(([.F196]*[.N196])*[.M196]*[.O196];[.K196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16" calcext:value-type="float">
            <text:p>116</text:p>
          </table:table-cell>
          <table:table-cell table:style-name="ce99" table:formula="of:=([.G197]/2.5)*0.7457" office:value-type="float" office:value="454.877" calcext:value-type="float">
            <text:p>455</text:p>
          </table:table-cell>
          <table:table-cell table:style-name="ce109" table:formula="of:=MIN(([.F197]*[.N197])*[.M197]*[.O197];[.K197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8]/2.5)*0.7457" office:value-type="float" office:value="560.7664" calcext:value-type="float">
            <text:p>561</text:p>
          </table:table-cell>
          <table:table-cell table:style-name="ce109" table:formula="of:=MIN(([.F198]*[.N198])*[.M198]*[.O198];[.K198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7" office:value-type="float" office:value="20.25" calcext:value-type="float">
            <text:p>20.25</text:p>
          </table:table-cell>
          <table:table-cell table:style-name="ce67" office:value-type="float" office:value="860" calcext:value-type="float">
            <text:p>860</text:p>
          </table:table-cell>
          <table:table-cell table:style-name="ce72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105" calcext:value-type="float">
            <text:p>105</text:p>
          </table:table-cell>
          <table:table-cell table:style-name="ce100" table:formula="of:=([.G199]/2.5)*0.7457" office:value-type="float" office:value="256.5208" calcext:value-type="float">
            <text:p>257</text:p>
          </table:table-cell>
          <table:table-cell table:style-name="ce110" table:formula="of:=MIN(([.F199]*[.N199])*[.M199]*[.O199];[.K199])" office:value-type="float" office:value="256.520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3.45" calcext:value-type="float">
            <text:p>23.45</text:p>
          </table:table-cell>
          <table:table-cell table:style-name="ce123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182" calcext:value-type="float">
            <text:p>182</text:p>
          </table:table-cell>
          <table:table-cell table:style-name="ce162" office:value-type="string" calcext:value-type="string">
            <text:p>https://en.wikipedia.org/wiki/LSWR_700_class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5" calcext:value-type="float">
            <text:p>85</text:p>
          </table:table-cell>
          <table:table-cell table:style-name="ce100" table:formula="of:=([.G200]/2.5)*0.7457" office:value-type="float" office:value="344.5134" calcext:value-type="float">
            <text:p>345</text:p>
          </table:table-cell>
          <table:table-cell table:style-name="ce110" table:formula="of:=MIN(([.F200]*[.N200])*[.M200]*[.O200];[.K200])" office:value-type="float" office:value="324.768712488642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1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88" calcext:value-type="float">
            <text:p>88</text:p>
          </table:table-cell>
          <table:table-cell table:style-name="ce98" table:formula="of:=([.G201]/2.5)*0.7457" office:value-type="float" office:value="348.16733" calcext:value-type="float">
            <text:p>348</text:p>
          </table:table-cell>
          <table:table-cell table:style-name="ce109" table:formula="of:=MIN(([.F201]*[.N201])*[.M201]*[.O201];[.K201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2" calcext:value-type="float">
            <text:p>82</text:p>
          </table:table-cell>
          <table:table-cell table:style-name="ce98" table:formula="of:=([.G202]/2.5)*0.7457" office:value-type="float" office:value="351.9704" calcext:value-type="float">
            <text:p>352</text:p>
          </table:table-cell>
          <table:table-cell table:style-name="ce109" table:formula="of:=MIN(([.F202]*[.N202])*[.M202]*[.O202];[.K202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25" calcext:value-type="float">
            <text:p>125</text:p>
          </table:table-cell>
          <table:table-cell table:style-name="ce99" table:formula="of:=([.G203]/2.5)*0.7457" office:value-type="float" office:value="560.7664" calcext:value-type="float">
            <text:p>561</text:p>
          </table:table-cell>
          <table:table-cell table:style-name="ce109" table:formula="of:=MIN(([.F203]*[.N203])*[.M203]*[.O203];[.K203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1440" calcext:value-type="float">
            <text:p>1440</text:p>
          </table:table-cell>
          <table:table-cell table:style-name="ce72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4" office:value-type="float" office:value="98" calcext:value-type="float">
            <text:p>98</text:p>
          </table:table-cell>
          <table:table-cell table:style-name="ce100" table:formula="of:=([.G204]/2.5)*0.7457" office:value-type="float" office:value="429.5232" calcext:value-type="float">
            <text:p>430</text:p>
          </table:table-cell>
          <table:table-cell table:style-name="ce110" table:formula="of:=MIN(([.F204]*[.N204])*[.M204]*[.O204];[.K204])" office:value-type="float" office:value="420.970001187475" calcext:value-type="float">
            <text:p>4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3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70" calcext:value-type="float">
            <text:p>270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1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33" calcext:value-type="float">
            <text:p>133</text:p>
          </table:table-cell>
          <table:table-cell table:style-name="ce98" table:formula="of:=([.G205]/2.5)*0.7457" office:value-type="float" office:value="873.9604" calcext:value-type="float">
            <text:p>874</text:p>
          </table:table-cell>
          <table:table-cell table:style-name="ce109" table:formula="of:=MIN(([.F205]*[.N205])*[.M205]*[.O205];[.K205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06]/2.5)*0.7457" office:value-type="float" office:value="560.7664" calcext:value-type="float">
            <text:p>561</text:p>
          </table:table-cell>
          <table:table-cell table:style-name="ce109" table:formula="of:=MIN(([.F206]*[.N206])*[.M206]*[.O206];[.K206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7" calcext:value-type="float">
            <text:p>87</text:p>
          </table:table-cell>
          <table:table-cell table:style-name="ce98" table:formula="of:=([.G207]/2.5)*0.7457" office:value-type="float" office:value="385.97432" calcext:value-type="float">
            <text:p>386</text:p>
          </table:table-cell>
          <table:table-cell table:style-name="ce109" table:formula="of:=MIN(([.F207]*[.N207])*[.M207]*[.O207];[.K207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123" calcext:value-type="float">
            <text:p>123</text:p>
          </table:table-cell>
          <table:table-cell table:style-name="ce99" table:formula="of:=([.G208]/2.5)*0.7457" office:value-type="float" office:value="454.877" calcext:value-type="float">
            <text:p>455</text:p>
          </table:table-cell>
          <table:table-cell table:style-name="ce109" table:formula="of:=MIN(([.F208]*[.N208])*[.M208]*[.O208];[.K20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7"/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1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76" calcext:value-type="float">
            <text:p>76</text:p>
          </table:table-cell>
          <table:table-cell table:style-name="ce99" table:formula="of:=([.G209]/2.5)*0.7457" office:value-type="float" office:value="308.779456" calcext:value-type="float">
            <text:p>309</text:p>
          </table:table-cell>
          <table:table-cell table:style-name="ce109" table:formula="of:=MIN(([.F209]*[.N209])*[.M209]*[.O209];[.K209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0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210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8" office:value-type="float" office:value="265" calcext:value-type="float">
            <text:p>26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1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1" calcext:value-type="float">
            <text:p>101</text:p>
          </table:table-cell>
          <table:table-cell table:style-name="ce98" table:formula="of:=([.G211]/2.5)*0.7457" office:value-type="float" office:value="392.83476" calcext:value-type="float">
            <text:p>393</text:p>
          </table:table-cell>
          <table:table-cell table:style-name="ce109" table:formula="of:=MIN(([.F211]*[.N211])*[.M211]*[.O211];[.K211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1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3" calcext:value-type="float">
            <text:p>93</text:p>
          </table:table-cell>
          <table:table-cell table:style-name="ce98" table:formula="of:=([.G212]/2.5)*0.7457" office:value-type="float" office:value="288.43676" calcext:value-type="float">
            <text:p>288</text:p>
          </table:table-cell>
          <table:table-cell table:style-name="ce109" table:formula="of:=MIN(([.F212]*[.N212])*[.M212]*[.O212];[.K212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1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213]/2.5)*0.7457" office:value-type="float" office:value="448.9114" calcext:value-type="float">
            <text:p>449</text:p>
          </table:table-cell>
          <table:table-cell table:style-name="ce109" table:formula="of:=MIN(([.F213]*[.N213])*[.M213]*[.O213];[.K213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1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9" calcext:value-type="float">
            <text:p>149</text:p>
          </table:table-cell>
          <table:table-cell table:style-name="ce98" table:formula="of:=([.G214]/2.5)*0.7457" office:value-type="float" office:value="593.5772" calcext:value-type="float">
            <text:p>594</text:p>
          </table:table-cell>
          <table:table-cell table:style-name="ce109" table:formula="of:=MIN(([.F214]*[.N214])*[.M214]*[.O214];[.K214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1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215]/2.5)*0.7457" office:value-type="float" office:value="274.745708" calcext:value-type="float">
            <text:p>275</text:p>
          </table:table-cell>
          <table:table-cell table:style-name="ce109" table:formula="of:=MIN(([.F215]*[.N215])*[.M215]*[.O215];[.K215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0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16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8" office:value-type="float" office:value="290" calcext:value-type="float">
            <text:p>290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1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17]/2.5)*0.7457" office:value-type="float" office:value="377.3242" calcext:value-type="float">
            <text:p>377</text:p>
          </table:table-cell>
          <table:table-cell table:style-name="ce109" table:formula="of:=MIN(([.F217]*[.N217])*[.M217]*[.O217];[.K21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1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203" calcext:value-type="float">
            <text:p>203</text:p>
          </table:table-cell>
          <table:table-cell table:style-name="ce98" table:formula="of:=([.G218]/2.5)*0.7457" office:value-type="float" office:value="637.42436" calcext:value-type="float">
            <text:p>637</text:p>
          </table:table-cell>
          <table:table-cell table:style-name="ce109" table:formula="of:=MIN(([.F218]*[.N218])*[.M218]*[.O218];[.K218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1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98" table:formula="of:=([.G219]/2.5)*0.7457" office:value-type="float" office:value="620.4224" calcext:value-type="float">
            <text:p>620</text:p>
          </table:table-cell>
          <table:table-cell table:style-name="ce109" table:formula="of:=MIN(([.F219]*[.N219])*[.M219]*[.O219];[.K219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1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6" calcext:value-type="float">
            <text:p>146</text:p>
          </table:table-cell>
          <table:table-cell table:style-name="ce98" table:formula="of:=([.G220]/2.5)*0.7457" office:value-type="float" office:value="802.3732" calcext:value-type="float">
            <text:p>802</text:p>
          </table:table-cell>
          <table:table-cell table:style-name="ce109" table:formula="of:=MIN(([.F220]*[.N220])*[.M220]*[.O220];[.K220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1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96" calcext:value-type="float">
            <text:p>96</text:p>
          </table:table-cell>
          <table:table-cell table:style-name="ce98" table:formula="of:=([.G221]/2.5)*0.7457" office:value-type="float" office:value="417.592" calcext:value-type="float">
            <text:p>418</text:p>
          </table:table-cell>
          <table:table-cell table:style-name="ce109" table:formula="of:=MIN(([.F221]*[.N221])*[.M221]*[.O221];[.K221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22]/2.5)*0.7457" office:value-type="float" office:value="548.8352" calcext:value-type="float">
            <text:p>549</text:p>
          </table:table-cell>
          <table:table-cell table:style-name="ce105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23]/2.5)*0.7457" office:value-type="float" office:value="345.40824" calcext:value-type="float">
            <text:p>345</text:p>
          </table:table-cell>
          <table:table-cell table:style-name="ce109" table:formula="of:=MIN(([.F223]*[.N223])*[.M223]*[.O223];[.K223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4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4]/2.5)*0.7457" office:value-type="float" office:value="499.619" calcext:value-type="float">
            <text:p>500</text:p>
          </table:table-cell>
          <table:table-cell table:style-name="ce109" table:formula="of:=MIN(([.F224]*[.N224])*[.M224]*[.O224];[.K224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25]/2.5)*0.7457" office:value-type="float" office:value="454.877" calcext:value-type="float">
            <text:p>455</text:p>
          </table:table-cell>
          <table:table-cell table:style-name="ce109" table:formula="of:=MIN(([.F225]*[.N225])*[.M225]*[.O225];[.K225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26]/2.5)*0.7457" office:value-type="float" office:value="454.877" calcext:value-type="float">
            <text:p>455</text:p>
          </table:table-cell>
          <table:table-cell table:style-name="ce109" table:formula="of:=MIN(([.F226]*[.N226])*[.M226]*[.O226];[.K226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7]/2.5)*0.7457" office:value-type="float" office:value="332.5822" calcext:value-type="float">
            <text:p>333</text:p>
          </table:table-cell>
          <table:table-cell table:style-name="ce109" table:formula="of:=MIN(([.F227]*[.N227])*[.M227]*[.O227];[.K227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28]/2.5)*0.7457" office:value-type="float" office:value="472.47552" calcext:value-type="float">
            <text:p>472</text:p>
          </table:table-cell>
          <table:table-cell table:style-name="ce109" table:formula="of:=MIN(([.F228]*[.N228])*[.M228]*[.O228];[.K228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4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29]/2.5)*0.7457" office:value-type="float" office:value="284.8574" calcext:value-type="float">
            <text:p>285</text:p>
          </table:table-cell>
          <table:table-cell table:style-name="ce109" table:formula="of:=MIN(([.F229]*[.N229])*[.M229]*[.O229];[.K229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30]/2.5)*0.7457" office:value-type="float" office:value="262.4864" calcext:value-type="float">
            <text:p>262</text:p>
          </table:table-cell>
          <table:table-cell table:style-name="ce109" table:formula="of:=MIN(([.F230]*[.N230])*[.M230]*[.O230];[.K230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31]/2.5)*0.7457" office:value-type="float" office:value="517.5158" calcext:value-type="float">
            <text:p>518</text:p>
          </table:table-cell>
          <table:table-cell table:style-name="ce109" table:formula="of:=MIN(([.F231]*[.N231])*[.M231]*[.O231];[.K231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32]/2.5)*0.7457" office:value-type="float" office:value="526.4642" calcext:value-type="float">
            <text:p>526</text:p>
          </table:table-cell>
          <table:table-cell table:style-name="ce109" table:formula="of:=MIN(([.F232]*[.N232])*[.M232]*[.O232];[.K232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33]/2.5)*0.7457" office:value-type="float" office:value="454.877" calcext:value-type="float">
            <text:p>455</text:p>
          </table:table-cell>
          <table:table-cell table:style-name="ce109" table:formula="of:=MIN(([.F233]*[.N233])*[.M233]*[.O233];[.K233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34]/2.5)*0.7457" office:value-type="float" office:value="300.06968" calcext:value-type="float">
            <text:p>300</text:p>
          </table:table-cell>
          <table:table-cell table:style-name="ce109" table:formula="of:=MIN(([.F234]*[.N234])*[.M234]*[.O234];[.K234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35]/2.5)*0.7457" office:value-type="float" office:value="780.0022" calcext:value-type="float">
            <text:p>780</text:p>
          </table:table-cell>
          <table:table-cell table:style-name="ce109" table:formula="of:=MIN(([.F235]*[.N235])*[.M235]*[.O235];[.K235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36]/2.5)*0.7457" office:value-type="float" office:value="408.6436" calcext:value-type="float">
            <text:p>409</text:p>
          </table:table-cell>
          <table:table-cell table:style-name="ce109" table:formula="of:=MIN(([.F236]*[.N236])*[.M236]*[.O236];[.K236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37]/2.5)*0.7457" office:value-type="float" office:value="514.533" calcext:value-type="float">
            <text:p>515</text:p>
          </table:table-cell>
          <table:table-cell table:style-name="ce109" table:formula="of:=MIN(([.F237]*[.N237])*[.M237]*[.O237];[.K237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38]/2.5)*0.7457" office:value-type="float" office:value="377.3242" calcext:value-type="float">
            <text:p>377</text:p>
          </table:table-cell>
          <table:table-cell table:style-name="ce109" table:formula="of:=MIN(([.F238]*[.N238])*[.M238]*[.O238];[.K238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39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40]/2.5)*0.7457" office:value-type="float" office:value="489.1792" calcext:value-type="float">
            <text:p>489</text:p>
          </table:table-cell>
          <table:table-cell table:style-name="ce109" table:formula="of:=MIN(([.F240]*[.N240])*[.M240]*[.O240];[.K240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41]/2.5)*0.7457" office:value-type="float" office:value="377.3242" calcext:value-type="float">
            <text:p>377</text:p>
          </table:table-cell>
          <table:table-cell table:style-name="ce109" table:formula="of:=MIN(([.F241]*[.N241])*[.M241]*[.O241];[.K241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42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43]/2.5)*0.7457" office:value-type="float" office:value="311.7026" calcext:value-type="float">
            <text:p>312</text:p>
          </table:table-cell>
          <table:table-cell table:style-name="ce109" table:formula="of:=MIN(([.F243]*[.N243])*[.M243]*[.O243];[.K243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44]/2.5)*0.7457" office:value-type="float" office:value="436.9802" calcext:value-type="float">
            <text:p>437</text:p>
          </table:table-cell>
          <table:table-cell table:style-name="ce109" table:formula="of:=MIN(([.F244]*[.N244])*[.M244]*[.O244];[.K244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45]/2.5)*0.7457" office:value-type="float" office:value="724.8204" calcext:value-type="float">
            <text:p>725</text:p>
          </table:table-cell>
          <table:table-cell table:style-name="ce105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46]/2.5)*0.7457" office:value-type="float" office:value="838.1668" calcext:value-type="float">
            <text:p>838</text:p>
          </table:table-cell>
          <table:table-cell table:style-name="ce109" table:formula="of:=MIN(([.F246]*[.N246])*[.M246]*[.O246];[.K246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47]/2.5)*0.7457" office:value-type="float" office:value="499.619" calcext:value-type="float">
            <text:p>500</text:p>
          </table:table-cell>
          <table:table-cell table:style-name="ce109" table:formula="of:=MIN(([.F247]*[.N247])*[.M247]*[.O247];[.K247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48]/2.5)*0.7457" office:value-type="float" office:value="441.4544" calcext:value-type="float">
            <text:p>441</text:p>
          </table:table-cell>
          <table:table-cell table:style-name="ce109" table:formula="of:=MIN(([.F248]*[.N248])*[.M248]*[.O248];[.K248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49]/2.5)*0.7457" office:value-type="float" office:value="730.786" calcext:value-type="float">
            <text:p>731</text:p>
          </table:table-cell>
          <table:table-cell table:style-name="ce109" table:formula="of:=MIN(([.F249]*[.N249])*[.M249]*[.O249];[.K249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50]/2.5)*0.7457" office:value-type="float" office:value="438.4716" calcext:value-type="float">
            <text:p>438</text:p>
          </table:table-cell>
          <table:table-cell table:style-name="ce109" table:formula="of:=MIN(([.F250]*[.N250])*[.M250]*[.O250];[.K250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51]/2.5)*0.7457" office:value-type="float" office:value="554.8008" calcext:value-type="float">
            <text:p>555</text:p>
          </table:table-cell>
          <table:table-cell table:style-name="ce109" table:formula="of:=MIN(([.F251]*[.N251])*[.M251]*[.O251];[.K251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52]/2.5)*0.7457" office:value-type="float" office:value="286.3488" calcext:value-type="float">
            <text:p>286</text:p>
          </table:table-cell>
          <table:table-cell table:style-name="ce109" table:formula="of:=MIN(([.F252]*[.N252])*[.M252]*[.O252];[.K252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53]/2.5)*0.7457" office:value-type="float" office:value="501.1104" calcext:value-type="float">
            <text:p>501</text:p>
          </table:table-cell>
          <table:table-cell table:style-name="ce109" table:formula="of:=MIN(([.F253]*[.N253])*[.M253]*[.O253];[.K253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4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54]/2.5)*0.7457" office:value-type="float" office:value="518.2615" calcext:value-type="float">
            <text:p>518</text:p>
          </table:table-cell>
          <table:table-cell table:style-name="ce109" table:formula="of:=MIN(([.F254]*[.N254])*[.M254]*[.O254];[.K254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55]/2.5)*0.7457" office:value-type="float" office:value="407.1522" calcext:value-type="float">
            <text:p>407</text:p>
          </table:table-cell>
          <table:table-cell table:style-name="ce109" table:formula="of:=MIN(([.F255]*[.N255])*[.M255]*[.O255];[.K255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56]/2.5)*0.7457" office:value-type="float" office:value="632.3536" calcext:value-type="float">
            <text:p>632</text:p>
          </table:table-cell>
          <table:table-cell table:style-name="ce109" table:formula="of:=MIN(([.F256]*[.N256])*[.M256]*[.O256];[.K256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57]/2.5)*0.7457" office:value-type="float" office:value="511.5502" calcext:value-type="float">
            <text:p>512</text:p>
          </table:table-cell>
          <table:table-cell table:style-name="ce109" table:formula="of:=MIN(([.F257]*[.N257])*[.M257]*[.O257];[.K257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58]/2.5)*0.7457" office:value-type="float" office:value="305.737" calcext:value-type="float">
            <text:p>306</text:p>
          </table:table-cell>
          <table:table-cell table:style-name="ce109" table:formula="of:=MIN(([.F258]*[.N258])*[.M258]*[.O258];[.K258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59]/2.5)*0.7457" office:value-type="float" office:value="363.9016" calcext:value-type="float">
            <text:p>364</text:p>
          </table:table-cell>
          <table:table-cell table:style-name="ce109" table:formula="of:=MIN(([.F259]*[.N259])*[.M259]*[.O259];[.K259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5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60]/2.5)*0.7457" office:value-type="float" office:value="431.0146" calcext:value-type="float">
            <text:p>431</text:p>
          </table:table-cell>
          <table:table-cell table:style-name="ce105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61]/2.5)*0.7457" office:value-type="float" office:value="738.243" calcext:value-type="float">
            <text:p>738</text:p>
          </table:table-cell>
          <table:table-cell table:style-name="ce109" table:formula="of:=MIN(([.F261]*[.N261])*[.M261]*[.O261];[.K261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62]/2.5)*0.7457" office:value-type="float" office:value="492.162" calcext:value-type="float">
            <text:p>492</text:p>
          </table:table-cell>
          <table:table-cell table:style-name="ce109" table:formula="of:=MIN(([.F262]*[.N262])*[.M262]*[.O262];[.K262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63]/2.5)*0.7457" office:value-type="float" office:value="407.45048" calcext:value-type="float">
            <text:p>407</text:p>
          </table:table-cell>
          <table:table-cell table:style-name="ce109" table:formula="of:=MIN(([.F263]*[.N263])*[.M263]*[.O263];[.K263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64]/2.5)*0.7457" office:value-type="float" office:value="359.72568" calcext:value-type="float">
            <text:p>360</text:p>
          </table:table-cell>
          <table:table-cell table:style-name="ce109" table:formula="of:=MIN(([.F264]*[.N264])*[.M264]*[.O264];[.K264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65]/2.5)*0.7457" office:value-type="float" office:value="305.737" calcext:value-type="float">
            <text:p>306</text:p>
          </table:table-cell>
          <table:table-cell table:style-name="ce109" table:formula="of:=MIN(([.F265]*[.N265])*[.M265]*[.O265];[.K265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66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67]/2.5)*0.7457" office:value-type="float" office:value="601.0342" calcext:value-type="float">
            <text:p>601</text:p>
          </table:table-cell>
          <table:table-cell table:style-name="ce109" table:formula="of:=MIN(([.F267]*[.N267])*[.M267]*[.O267];[.K267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68]/2.5)*0.7457" office:value-type="float" office:value="730.786" calcext:value-type="float">
            <text:p>731</text:p>
          </table:table-cell>
          <table:table-cell table:style-name="ce109" table:formula="of:=MIN(([.F268]*[.N268])*[.M268]*[.O268];[.K268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69]/2.5)*0.7457" office:value-type="float" office:value="632.3536" calcext:value-type="float">
            <text:p>632</text:p>
          </table:table-cell>
          <table:table-cell table:style-name="ce109" table:formula="of:=MIN(([.F269]*[.N269])*[.M269]*[.O269];[.K269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31T23:54:31.041000000</dc:date>
    <meta:editing-duration>P39DT14H17M15S</meta:editing-duration>
    <meta:editing-cycles>2098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